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fill-color="#ffff96" draw:textarea-horizontal-align="center" draw:textarea-vertical-align="middle"/>
    </style:style>
    <style:style style:name="gr4" style:family="graphic" style:parent-style-name="standard">
      <style:graphic-properties draw:fill-color="#ffff00" draw:textarea-horizontal-align="center" draw:textarea-vertical-align="middle"/>
    </style:style>
    <style:style style:name="gr5" style:family="graphic" style:parent-style-name="standard">
      <style:graphic-properties draw:fill-color="#ff8080" draw:textarea-horizontal-align="center" draw:textarea-vertical-align="middle"/>
    </style:style>
    <style:style style:name="gr6" style:family="graphic" style:parent-style-name="standard">
      <style:graphic-properties svg:stroke-width="0.05cm" draw:marker-start-width="0.38cm" draw:marker-end="Arrow" draw:marker-end-width="0.1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00ff00" draw:textarea-horizontal-align="center" draw:textarea-vertical-align="middle"/>
    </style:style>
    <style:style style:name="gr8" style:family="graphic" style:parent-style-name="standard">
      <style:graphic-properties svg:stroke-width="0.05cm" svg:stroke-color="#314004" draw:marker-start-width="0.38cm" draw:marker-end="Arrow" draw:marker-end-width="0.18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-color="#993366" draw:textarea-horizontal-align="center" draw:textarea-vertical-align="middle"/>
    </style:style>
    <style:style style:name="gr10" style:family="graphic" style:parent-style-name="standard">
      <style:graphic-properties draw:fill-color="#99ff99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0.378cm"/>
    </style:style>
    <style:style style:name="gr12" style:family="graphic" style:parent-style-name="standard">
      <style:graphic-properties draw:fill="solid" draw:fill-color="#99ff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paragraph-properties fo:margin-left="0cm" fo:margin-right="0cm" fo:text-indent="0cm"/>
      <style:text-properties fo:font-family="'Courier New'" style:font-family-generic="modern" style:font-pitch="fixed" fo:font-size="20pt" fo:font-weight="bold" style:font-size-asian="20pt" style:font-size-complex="20pt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family="'Courier New'" style:font-family-generic="modern" style:font-pitch="fixed" fo:font-size="20pt" fo:font-weight="bold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8.041cm" svg:height="4.36cm" svg:x="1.468cm" svg:y="1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9cm" svg:height="1.259cm" svg:x="1.781cm" svg:y="4.2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3cm" svg:height="2.851cm" svg:x="1.231cm" svg:y="7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679cm" svg:y="1.88cm">
          <draw:text-box>
            <text:p text:style-name="P2"><text:span text:style-name="T1">r</text:span></text:p>
          </draw:text-box>
        </draw:frame>
        <draw:custom-shape draw:style-name="gr1" draw:text-style-name="P1" draw:layer="layout" svg:width="4.406cm" svg:height="2.744cm" svg:x="5.313cm" svg:y="7.0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5.249cm" svg:y="9.066cm">
          <draw:text-box>
            <text:p text:style-name="P2"><text:span text:style-name="T1">P</text:span></text:p>
          </draw:text-box>
        </draw:frame>
        <draw:frame draw:style-name="gr2" draw:text-style-name="P3" draw:layer="layout" svg:width="1.153cm" svg:height="0.734cm" svg:x="1.224cm" svg:y="9.088cm">
          <draw:text-box>
            <text:p text:style-name="P2"><text:span text:style-name="T1">o</text:span></text:p>
          </draw:text-box>
        </draw:frame>
        <draw:circle draw:style-name="gr3" draw:text-style-name="P1" draw:layer="layout" svg:width="0.476cm" svg:height="0.476cm" svg:x="2.873cm" svg:y="1.449cm">
          <text:p/>
        </draw:circle>
        <draw:circle draw:style-name="gr4" draw:text-style-name="P1" draw:layer="layout" svg:width="0.476cm" svg:height="0.476cm" svg:x="4.434cm" svg:y="2.076cm">
          <text:p/>
        </draw:circle>
        <draw:circle draw:style-name="gr5" draw:text-style-name="P1" draw:layer="layout" svg:width="0.476cm" svg:height="0.476cm" svg:x="6.011cm" svg:y="2.2cm">
          <text:p/>
        </draw:circle>
        <draw:circle draw:style-name="gr5" draw:text-style-name="P1" draw:layer="layout" svg:width="0.476cm" svg:height="0.476cm" svg:x="7.52cm" svg:y="2.158cm">
          <text:p/>
        </draw:circle>
        <draw:line draw:style-name="gr6" draw:text-style-name="P1" draw:layer="layout" svg:x1="3.287cm" svg:y1="1.881cm" svg:x2="4.403cm" svg:y2="2.274cm">
          <text:p/>
        </draw:line>
        <draw:frame draw:style-name="gr2" draw:text-style-name="P3" draw:layer="layout" svg:width="1.153cm" svg:height="0.734cm" svg:x="2.71cm" svg:y="1.727cm">
          <draw:text-box>
            <text:p text:style-name="P2"><text:span text:style-name="T1">a</text:span></text:p>
          </draw:text-box>
        </draw:frame>
        <draw:frame draw:style-name="gr2" draw:text-style-name="P3" draw:layer="layout" svg:width="1.153cm" svg:height="0.734cm" svg:x="5.852cm" svg:y="1.63cm">
          <draw:text-box>
            <text:p text:style-name="P2"><text:span text:style-name="T1">i</text:span></text:p>
          </draw:text-box>
        </draw:frame>
        <draw:frame draw:style-name="gr2" draw:text-style-name="P3" draw:layer="layout" svg:width="1.153cm" svg:height="0.734cm" svg:x="7.353cm" svg:y="1.63cm">
          <draw:text-box>
            <text:p text:style-name="P2"><text:span text:style-name="T1">d</text:span></text:p>
          </draw:text-box>
        </draw:frame>
        <draw:frame draw:style-name="gr2" draw:text-style-name="P3" draw:layer="layout" svg:width="0.843cm" svg:height="0.734cm" svg:x="4.814cm" svg:y="1.92cm">
          <draw:text-box>
            <text:p text:style-name="P2"><text:span text:style-name="T1">b</text:span></text:p>
          </draw:text-box>
        </draw:frame>
        <draw:circle draw:style-name="gr4" draw:text-style-name="P1" draw:layer="layout" svg:width="0.476cm" svg:height="0.476cm" svg:x="3.031cm" svg:y="8.318cm">
          <text:p/>
        </draw:circle>
        <draw:frame draw:style-name="gr2" draw:text-style-name="P3" draw:layer="layout" svg:width="0.843cm" svg:height="0.734cm" svg:x="3.411cm" svg:y="8.162cm">
          <draw:text-box>
            <text:p text:style-name="P2"><text:span text:style-name="T1">c</text:span></text:p>
          </draw:text-box>
        </draw:frame>
        <draw:line draw:style-name="gr6" draw:text-style-name="P1" draw:layer="layout" svg:x1="1.966cm" svg:y1="7.277cm" svg:x2="2.069cm" svg:y2="8.145cm">
          <text:p/>
        </draw:line>
        <draw:circle draw:style-name="gr3" draw:text-style-name="P1" draw:layer="layout" svg:width="0.476cm" svg:height="0.476cm" svg:x="5.775cm" svg:y="6.811cm">
          <text:p/>
        </draw:circle>
        <draw:frame draw:style-name="gr2" draw:text-style-name="P3" draw:layer="layout" svg:width="1.153cm" svg:height="0.734cm" svg:x="5.984cm" svg:y="6.943cm">
          <draw:text-box>
            <text:p text:style-name="P2"><text:span text:style-name="T1">n</text:span></text:p>
          </draw:text-box>
        </draw:frame>
        <draw:circle draw:style-name="gr4" draw:text-style-name="P1" draw:layer="layout" svg:width="0.476cm" svg:height="0.476cm" svg:x="7.565cm" svg:y="8.448cm">
          <text:p/>
        </draw:circle>
        <draw:frame draw:style-name="gr2" draw:text-style-name="P3" draw:layer="layout" svg:width="0.843cm" svg:height="0.734cm" svg:x="8.045cm" svg:y="8.292cm">
          <draw:text-box>
            <text:p text:style-name="P2"><text:span text:style-name="T1">m</text:span></text:p>
          </draw:text-box>
        </draw:frame>
        <draw:circle draw:style-name="gr4" draw:text-style-name="P1" draw:layer="layout" svg:width="0.476cm" svg:height="0.476cm" svg:x="6.264cm" svg:y="8.076cm">
          <text:p/>
        </draw:circle>
        <draw:line draw:style-name="gr6" draw:text-style-name="P1" draw:layer="layout" svg:x1="6.122cm" svg:y1="7.283cm" svg:x2="6.389cm" svg:y2="8.09cm">
          <text:p/>
        </draw:line>
        <draw:line draw:style-name="gr6" draw:text-style-name="P1" draw:layer="layout" svg:x1="6.743cm" svg:y1="8.442cm" svg:x2="7.547cm" svg:y2="8.648cm">
          <text:p/>
        </draw:line>
        <draw:circle draw:style-name="gr4" draw:text-style-name="P1" draw:layer="layout" svg:width="0.476cm" svg:height="0.476cm" svg:x="1.863cm" svg:y="8.174cm">
          <text:p/>
        </draw:circle>
        <draw:line draw:style-name="gr6" draw:text-style-name="P1" draw:layer="layout" svg:x1="2.369cm" svg:y1="8.457cm" svg:x2="3.02cm" svg:y2="8.559cm">
          <text:p/>
        </draw:line>
        <draw:circle draw:style-name="gr3" draw:text-style-name="P1" draw:layer="layout" svg:width="0.476cm" svg:height="0.476cm" svg:x="1.676cm" svg:y="6.804cm">
          <text:p/>
        </draw:circle>
        <draw:frame draw:style-name="gr2" draw:text-style-name="P3" draw:layer="layout" svg:width="1.153cm" svg:height="0.734cm" svg:x="1.886cm" svg:y="6.916cm">
          <draw:text-box>
            <text:p text:style-name="P2"><text:span text:style-name="T1">a</text:span></text:p>
          </draw:text-box>
        </draw:frame>
        <draw:circle draw:style-name="gr5" draw:text-style-name="P1" draw:layer="layout" svg:width="0.476cm" svg:height="0.476cm" svg:x="2.491cm" svg:y="6.81cm">
          <text:p/>
        </draw:circle>
        <draw:frame draw:style-name="gr2" draw:text-style-name="P3" draw:layer="layout" svg:width="1.153cm" svg:height="0.734cm" svg:x="2.682cm" svg:y="6.985cm">
          <draw:text-box>
            <text:p text:style-name="P2"><text:span text:style-name="T1">i</text:span></text:p>
          </draw:text-box>
        </draw:frame>
        <draw:circle draw:style-name="gr7" draw:text-style-name="P1" draw:layer="layout" svg:width="0.476cm" svg:height="0.476cm" svg:x="4.935cm" svg:y="3.376cm">
          <text:p/>
        </draw:circle>
        <draw:frame draw:style-name="gr2" draw:text-style-name="P3" draw:layer="layout" svg:width="0.945cm" svg:height="0.734cm" svg:x="5.254cm" svg:y="3.13cm">
          <draw:text-box>
            <text:p text:style-name="P2"><text:span text:style-name="T1">u</text:span></text:p>
          </draw:text-box>
        </draw:frame>
        <draw:line draw:style-name="gr8" draw:text-style-name="P1" draw:layer="layout" svg:x1="4.713cm" svg:y1="2.544cm" svg:x2="5.085cm" svg:y2="3.369cm">
          <text:p/>
        </draw:line>
        <draw:circle draw:style-name="gr9" draw:text-style-name="P1" draw:layer="layout" svg:width="0.476cm" svg:height="0.476cm" svg:x="6.728cm" svg:y="2.751cm">
          <text:p/>
        </draw:circle>
        <draw:circle draw:style-name="gr9" draw:text-style-name="P1" draw:layer="layout" svg:width="0.476cm" svg:height="0.476cm" svg:x="8.237cm" svg:y="2.709cm">
          <text:p/>
        </draw:circle>
        <draw:frame draw:style-name="gr2" draw:text-style-name="P3" draw:layer="layout" svg:width="1.153cm" svg:height="0.734cm" svg:x="6.59cm" svg:y="2.12cm">
          <draw:text-box>
            <text:p text:style-name="P2"><text:span text:style-name="T1">j</text:span></text:p>
          </draw:text-box>
        </draw:frame>
        <draw:frame draw:style-name="gr2" draw:text-style-name="P3" draw:layer="layout" svg:width="1.153cm" svg:height="0.734cm" svg:x="8.112cm" svg:y="2.16cm">
          <draw:text-box>
            <text:p text:style-name="P2"><text:span text:style-name="T1">e</text:span></text:p>
          </draw:text-box>
        </draw:frame>
        <draw:custom-shape draw:style-name="gr1" draw:text-style-name="P1" draw:layer="layout" svg:width="3.245cm" svg:height="1.166cm" svg:x="5.933cm" svg:y="4.3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696cm" svg:y="4.902cm">
          <draw:text-box>
            <text:p text:style-name="P2"><text:span text:style-name="T1">o</text:span></text:p>
          </draw:text-box>
        </draw:frame>
        <draw:frame draw:style-name="gr2" draw:text-style-name="P3" draw:layer="layout" svg:width="1.833cm" svg:height="0.734cm" svg:x="5.87cm" svg:y="4.853cm">
          <draw:text-box>
            <text:p text:style-name="P2"><text:span text:style-name="T1">p:P</text:span></text:p>
          </draw:text-box>
        </draw:frame>
        <draw:frame draw:style-name="gr2" draw:text-style-name="P4" draw:layer="layout" svg:width="1.153cm" svg:height="1.06cm" svg:x="4.977cm" svg:y="4.305cm">
          <draw:text-box>
            <text:p text:style-name="P2"><text:span text:style-name="T2">?</text:span></text:p>
          </draw:text-box>
        </draw:frame>
        <draw:circle draw:style-name="gr3" draw:text-style-name="P1" draw:layer="layout" svg:width="0.476cm" svg:height="0.476cm" svg:x="6.184cm" svg:y="4.093cm">
          <text:p/>
        </draw:circle>
        <draw:frame draw:style-name="gr2" draw:text-style-name="P3" draw:layer="layout" svg:width="1.153cm" svg:height="0.734cm" svg:x="6.076cm" svg:y="4.391cm">
          <draw:text-box>
            <text:p text:style-name="P2"><text:span text:style-name="T1">n</text:span></text:p>
          </draw:text-box>
        </draw:frame>
        <draw:circle draw:style-name="gr5" draw:text-style-name="P1" draw:layer="layout" svg:width="0.476cm" svg:height="0.476cm" svg:x="6.979cm" svg:y="4.115cm">
          <text:p/>
        </draw:circle>
        <draw:frame draw:style-name="gr2" draw:text-style-name="P3" draw:layer="layout" svg:width="1.153cm" svg:height="0.734cm" svg:x="6.763cm" svg:y="4.393cm">
          <draw:text-box>
            <text:p text:style-name="P2"><text:span text:style-name="T1">rm</text:span></text:p>
          </draw:text-box>
        </draw:frame>
        <draw:circle draw:style-name="gr3" draw:text-style-name="P1" draw:layer="layout" svg:width="0.476cm" svg:height="0.476cm" svg:x="2.055cm" svg:y="4.033cm">
          <text:p/>
        </draw:circle>
        <draw:frame draw:style-name="gr2" draw:text-style-name="P3" draw:layer="layout" svg:width="1.153cm" svg:height="0.734cm" svg:x="1.966cm" svg:y="4.386cm">
          <draw:text-box>
            <text:p text:style-name="P2"><text:span text:style-name="T1">a</text:span></text:p>
          </draw:text-box>
        </draw:frame>
        <draw:circle draw:style-name="gr5" draw:text-style-name="P1" draw:layer="layout" svg:width="0.476cm" svg:height="0.476cm" svg:x="2.758cm" svg:y="4.06cm">
          <text:p/>
        </draw:circle>
        <draw:frame draw:style-name="gr2" draw:text-style-name="P3" draw:layer="layout" svg:width="1.153cm" svg:height="0.734cm" svg:x="2.667cm" svg:y="4.421cm">
          <draw:text-box>
            <text:p text:style-name="P2"><text:span text:style-name="T1">i</text:span></text:p>
          </draw:text-box>
        </draw:frame>
        <draw:frame draw:style-name="gr2" draw:text-style-name="P3" draw:layer="layout" svg:width="0.945cm" svg:height="0.734cm" svg:x="9.12cm" svg:y="7.702cm">
          <draw:text-box>
            <text:p text:style-name="P2"><text:span text:style-name="T1">l</text:span></text:p>
          </draw:text-box>
        </draw:frame>
        <draw:circle draw:style-name="gr7" draw:text-style-name="P1" draw:layer="layout" svg:width="0.476cm" svg:height="0.476cm" svg:x="8.841cm" svg:y="7.766cm">
          <text:p/>
        </draw:circle>
        <draw:line draw:style-name="gr8" draw:text-style-name="P1" draw:layer="layout" svg:x1="8.045cm" svg:y1="8.585cm" svg:x2="8.892cm" svg:y2="8.089cm">
          <text:p/>
        </draw:line>
        <draw:circle draw:style-name="gr9" draw:text-style-name="P1" draw:layer="layout" svg:width="0.476cm" svg:height="0.476cm" svg:x="4.268cm" svg:y="4.039cm">
          <text:p/>
        </draw:circle>
        <draw:frame draw:style-name="gr2" draw:text-style-name="P3" draw:layer="layout" svg:width="0.771cm" svg:height="0.734cm" svg:x="4.27cm" svg:y="4.381cm">
          <draw:text-box>
            <text:p text:style-name="P2"><text:span text:style-name="T1">j</text:span></text:p>
          </draw:text-box>
        </draw:frame>
        <draw:circle draw:style-name="gr10" draw:text-style-name="P1" draw:layer="layout" svg:width="0.476cm" svg:height="0.476cm" svg:x="7.728cm" svg:y="4.082cm">
          <text:p/>
        </draw:circle>
        <draw:circle draw:style-name="gr9" draw:text-style-name="P1" draw:layer="layout" svg:width="0.476cm" svg:height="0.476cm" svg:x="4.02cm" svg:y="6.83cm">
          <text:p/>
        </draw:circle>
        <draw:frame draw:style-name="gr11" draw:text-style-name="P3" draw:layer="layout" svg:width="1.001cm" svg:height="0.734cm" svg:x="4.149cm" svg:y="7.028cm">
          <draw:text-box>
            <text:p text:style-name="P2"><text:span text:style-name="T1">j</text:span></text:p>
          </draw:text-box>
        </draw:frame>
        <draw:circle draw:style-name="gr9" draw:text-style-name="P1" draw:layer="layout" svg:width="0.476cm" svg:height="0.476cm" svg:x="8.467cm" svg:y="4.097cm">
          <text:p/>
        </draw:circle>
        <draw:frame draw:style-name="gr2" draw:text-style-name="P3" draw:layer="layout" svg:width="1.153cm" svg:height="0.734cm" svg:x="7.668cm" svg:y="4.438cm">
          <draw:text-box>
            <text:p text:style-name="P2"><text:span text:style-name="T1">k</text:span></text:p>
          </draw:text-box>
        </draw:frame>
        <draw:frame draw:style-name="gr2" draw:text-style-name="P3" draw:layer="layout" svg:width="1.153cm" svg:height="0.734cm" svg:x="8.347cm" svg:y="4.42cm">
          <draw:text-box>
            <text:p text:style-name="P2"><text:span text:style-name="T1">x</text:span></text:p>
          </draw:text-box>
        </draw:frame>
        <draw:circle draw:style-name="gr5" draw:text-style-name="P1" draw:layer="layout" svg:width="0.476cm" svg:height="0.476cm" svg:x="6.697cm" svg:y="6.788cm">
          <text:p/>
        </draw:circle>
        <draw:frame draw:style-name="gr2" draw:text-style-name="P3" draw:layer="layout" svg:width="1.153cm" svg:height="0.734cm" svg:x="6.502cm" svg:y="7.066cm">
          <draw:text-box>
            <text:p text:style-name="P2"><text:span text:style-name="T1">rm</text:span></text:p>
          </draw:text-box>
        </draw:frame>
        <draw:circle draw:style-name="gr10" draw:text-style-name="P1" draw:layer="layout" svg:width="0.476cm" svg:height="0.476cm" svg:x="7.57cm" svg:y="6.756cm">
          <text:p/>
        </draw:circle>
        <draw:circle draw:style-name="gr9" draw:text-style-name="P1" draw:layer="layout" svg:width="0.476cm" svg:height="0.476cm" svg:x="8.409cm" svg:y="6.771cm">
          <text:p/>
        </draw:circle>
        <draw:frame draw:style-name="gr2" draw:text-style-name="P3" draw:layer="layout" svg:width="1.153cm" svg:height="0.734cm" svg:x="7.363cm" svg:y="7.091cm">
          <draw:text-box>
            <text:p text:style-name="P2"><text:span text:style-name="T1">k</text:span></text:p>
          </draw:text-box>
        </draw:frame>
        <draw:frame draw:style-name="gr2" draw:text-style-name="P3" draw:layer="layout" svg:width="1.153cm" svg:height="0.734cm" svg:x="8.289cm" svg:y="7.032cm">
          <draw:text-box>
            <text:p text:style-name="P2"><text:span text:style-name="T1">x</text:span></text:p>
          </draw:text-box>
        </draw:frame>
        <draw:circle draw:style-name="gr12" draw:text-style-name="P1" draw:layer="layout" svg:width="0.476cm" svg:height="0.476cm" svg:x="3.508cm" svg:y="4.041cm">
          <text:p/>
        </draw:circle>
        <draw:frame draw:style-name="gr2" draw:text-style-name="P3" draw:layer="layout" svg:width="1.153cm" svg:height="0.734cm" svg:x="3.49cm" svg:y="4.414cm">
          <draw:text-box>
            <text:p text:style-name="P2"><text:span text:style-name="T1">u</text:span></text:p>
          </draw:text-box>
        </draw:frame>
        <draw:line draw:style-name="gr8" draw:text-style-name="P1" draw:layer="layout" svg:x1="7.9cm" svg:y1="8.44cm" svg:x2="7.983cm" svg:y2="7.2cm">
          <text:p/>
        </draw:line>
        <draw:circle draw:style-name="gr10" draw:text-style-name="P1" draw:layer="layout" svg:width="0.476cm" svg:height="0.476cm" svg:x="3.27cm" svg:y="6.756cm">
          <text:p/>
        </draw:circle>
        <draw:frame draw:style-name="gr2" draw:text-style-name="P3" draw:layer="layout" svg:width="1.153cm" svg:height="0.734cm" svg:x="3.323cm" svg:y="7.029cm">
          <draw:text-box>
            <text:p text:style-name="P2"><text:span text:style-name="T1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4-06-28T10:54:58.65</dc:date>
    <meta:editing-cycles>54</meta:editing-cycles>
    <meta:editing-duration>PT10H59M07S</meta:editing-duration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